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218.44pt"/>
    </style:style>
    <style:style style:name="co9" style:family="table-column">
      <style:table-column-properties fo:break-before="auto" style:column-width="150.49pt"/>
    </style:style>
    <style:style style:name="co10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453.63pt" svg:height="255.26pt" svg:x="849.12pt" svg:y="20.35pt">
            <draw:object draw:notify-on-update-of-ranges="Profiles.B4:Profiles.D4 Profiles.A5:Profiles.A5 Profiles.B5:Profiles.D5 Profiles.A6:Profiles.A6 Profiles.B6:Profiles.D6 Profiles.A7:Profiles.A7 Profiles.B7:Profiles.D7 Profiles.A8:Profiles.A8 Profiles.B8:Profiles.D8 Profiles.A9:Profiles.A9 Profiles.B9:Profiles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A28:Profiles.A28 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5]" office:value-type="float" office:value="3.092124" calcext:value-type="float">
            <text:p>3.0921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28]" office:value-type="float" office:value="4.431674" calcext:value-type="float">
            <text:p>4.431674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3]" office:value-type="float" office:value="108.644453" calcext:value-type="float">
            <text:p>108.644453</text:p>
          </table:table-cell>
          <table:table-cell table:style-name="ce15" table:formula="of:=[$Timing.F22]" office:value-type="float" office:value="49.398058" calcext:value-type="float">
            <text:p>49.398058</text:p>
          </table:table-cell>
          <table:table-cell table:style-name="ce15" table:formula="of:=[$Timing.F27]" office:value-type="float" office:value="46.243967" calcext:value-type="float">
            <text:p>46.24396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19]" office:value-type="float" office:value="13.497253" calcext:value-type="float">
            <text:p>13.497253</text:p>
          </table:table-cell>
          <table:table-cell table:style-name="ce15" table:formula="of:=[$Timing.F18]" office:value-type="float" office:value="16.010355" calcext:value-type="float">
            <text:p>16.010355</text:p>
          </table:table-cell>
          <table:table-cell table:style-name="ce15" table:formula="of:=[$Timing.F25]" office:value-type="float" office:value="12.905957" calcext:value-type="float">
            <text:p>12.90595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6]" office:value-type="float" office:value="3.094523" calcext:value-type="float">
            <text:p>3.094523</text:p>
          </table:table-cell>
          <table:table-cell table:style-name="ce15"/>
          <table:table-cell table:number-columns-repeated="2"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34]" office:value-type="float" office:value="0.020532" calcext:value-type="float">
            <text:p>0.020532</text:p>
          </table:table-cell>
          <table:table-cell table:formula="of:=[$Timing.F35]" office:value-type="float" office:value="0.032531" calcext:value-type="float">
            <text:p>0.032531</text:p>
          </table:table-cell>
          <table:table-cell table:formula="of:=[$Timing.F36]" office:value-type="float" office:value="0.015441" calcext:value-type="float">
            <text:p>0.015441</text:p>
          </table:table-cell>
          <table:table-cell table:formula="of:=[$Timing.F37]" office:value-type="float" office:value="0.013367" calcext:value-type="float">
            <text:p>0.013367</text:p>
          </table:table-cell>
          <table:table-cell table:formula="of:=[$Timing.F38]" office:value-type="float" office:value="0.013368" calcext:value-type="float">
            <text:p>0.013368</text:p>
          </table:table-cell>
          <table:table-cell table:formula="of:=[$Timing.F39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40]" office:value-type="float" office:value="0.008814" calcext:value-type="float">
            <text:p>0.008814</text:p>
          </table:table-cell>
          <table:table-cell table:formula="of:=[$Timing.F41]" office:value-type="float" office:value="0.008867" calcext:value-type="float">
            <text:p>0.008867</text:p>
          </table:table-cell>
          <table:table-cell table:formula="of:=[$Timing.F42]" office:value-type="float" office:value="0.00566" calcext:value-type="float">
            <text:p>0.00566</text:p>
          </table:table-cell>
          <table:table-cell/>
          <table:table-cell table:formula="of:=[$Timing.F43]" office:value-type="float" office:value="0.001803" calcext:value-type="float">
            <text:p>0.001803</text:p>
          </table:table-cell>
          <table:table-cell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All profiling done with debug enabled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Command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Matrix -d=512 -p=5 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Matrix -d=512 -p=5</text:p>
          </table:table-cell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Matrix -d=512 -p=5</text:p>
          </table:table-cell>
          <table:table-cell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Matrix -d=512 -p=5 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Matrix -d=512 -p=5 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Matrix -d=512 -p=5</text:p>
          </table:table-cell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Cmdline all:</text:p>
          </table:table-cell>
          <table:table-cell office:value-type="string" calcext:value-type="string">
            <text:p>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Rot3D <text:s/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t3D <text:s/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 office:value-type="string" calcext:value-type="string">
            <text:p>Rot3D <text:s/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table:style-name="ce15" office:value-type="string" calcext:value-type="string">
            <text:p>316c99f</text:p>
          </table:table-cell>
          <table:table-cell table:style-name="ce15" office:value-type="string" calcext:value-type="string">
            <text:p>silke</text:p>
          </table:table-cell>
          <table:table-cell table:style-name="ce15" office:value-type="string" calcext:value-type="string">
            <text:p>pi4-64b</text:p>
          </table:table-cell>
          <table:table-cell office:value-type="string" calcext:value-type="string">
            <text:p>Rot3D <text:s/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t3D <text:s/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t3D <text:s/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6:30:31.597864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2-04T16:41:43.175632578</dc:date>
    <meta:editing-duration>PT11H33M48S</meta:editing-duration>
    <meta:editing-cycles>25</meta:editing-cycles>
    <meta:generator>LibreOffice/6.1.5.2$Linux_ARM_EABI LibreOffice_project/10$Build-2</meta:generator>
    <meta:document-statistic meta:table-count="3" meta:cell-count="1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026cm" svg:y="3.208cm" style:legend-expansion="high" chart:style-name="ch2"/>
        <chart:plot-area chart:style-name="ch3" table:cell-range-address="Profiles.A4:Profiles.D9" chart:data-source-has-labels="both" svg:x="0.32cm" svg:y="0.18cm" svg:width="12.386cm" svg:height="8.646cm">
          <chartooo:coordinate-region svg:x="1.115cm" svg:y="0.379cm" svg:width="11.579cm" svg:height="7.8cm"/>
          <chart:axis chart:dimension="x" chart:name="primary-x" chart:style-name="ch4" chartooo:axis-type="auto">
            <chartooo:date-scale/>
            <chart:categories table:cell-range-address="Profiles.B4:Profiles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D5" chart:label-cell-address="Profiles.A5:Profiles.A5" chart:class="chart:bar">
            <chart:data-point chart:repeated="3"/>
          </chart:series>
          <chart:series chart:style-name="ch8" chart:values-cell-range-address="Profiles.B6:Profiles.D6" chart:label-cell-address="Profiles.A6:Profiles.A6" chart:class="chart:bar">
            <chart:data-point chart:repeated="3"/>
          </chart:series>
          <chart:series chart:style-name="ch9" chart:values-cell-range-address="Profiles.B7:Profiles.D7" chart:label-cell-address="Profiles.A7:Profiles.A7" chart:class="chart:bar">
            <chart:data-point chart:repeated="3"/>
          </chart:series>
          <chart:series chart:style-name="ch10" chart:values-cell-range-address="Profiles.B8:Profiles.D8" chart:label-cell-address="Profiles.A8:Profiles.A8" chart:class="chart:bar">
            <chart:data-point chart:repeated="3"/>
          </chart:series>
          <chart:series chart:style-name="ch11" chart:values-cell-range-address="Profiles.B9:Profiles.D9" chart:label-cell-address="Profiles.A9:Profiles.A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D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D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D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0">
                <text:p>0</text:p>
                <draw:g>
                  <svg:desc>Profiles.B9:Profiles.D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